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10" office:value-type="string" calcext:value-type="string">
            <text:p>Yearly Gain / Loss Summary</text:p>
          </table:table-cell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41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ransparent_usd"/>
          <table:table-cell office:value="2820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ransparent_usd"/>
          <table:table-cell office:value="60600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INING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44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6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ransparent_usd"/>
          <table:table-cell office:value="222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51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60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4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ransparent_usd"/>
          <table:table-cell office:value="302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ransparent_usd"/>
          <table:table-cell office:value="2961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ransparent_usd"/>
          <table:table-cell office:value="60480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4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from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IN / HARDFORK</text:p>
          </table:table-cell>
          <table:table-cell office:value="1.0" office:value-type="float" table:style-name="taxable_event_percent"/>
          <table:table-cell office:value="39000.0" office:value-type="float" table:style-name="highlighted_usd"/>
          <table:table-cell office:value="13000.0" office:value-type="float" table:style-name="taxable_event_usd"/>
          <table:table-cell office:value-type="string" table:style-name="taxable_event_note_default">
            <text:p>1/1: 3.00000000 of 3.00000000 B1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INING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from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usd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4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usd"/>
          <table:table-cell office:value="28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usd"/>
          <table:table-cell office:value="6060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IN / MINING</text:p>
          </table:table-cell>
          <table:table-cell office:value="1.0" office:value-type="float" table:style-name="taxable_event_percent"/>
          <table:table-cell office:value="39000.0" office:value-type="float" table:style-name="highlighted_usd"/>
          <table:table-cell office:value="13000.0" office:value-type="float" table:style-name="taxable_event_usd"/>
          <table:table-cell office:value-type="string" table:style-name="taxable_event_note_default">
            <text:p>1/1: 3.00000000 of 3.00000000 B2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19-04-11 07:10:00+00:00</text:p>
          </table:table-cell>
          <table:table-cell office:value-type="string" table:style-name="taxable_event_alt_border_default">
            <text:p>OUT / GIFT</text:p>
          </table:table-cell>
          <table:table-cell office:value="0.36" office:value-type="float" table:style-name="taxable_event_alt_border_percent"/>
          <table:table-cell office:value="25560.0" office:value-type="float" table:style-name="highlighted_border_usd"/>
          <table:table-cell office:value="14200.0" office:value-type="float" table:style-name="taxable_event_alt_border_usd"/>
          <table:table-cell office:value-type="string" table:style-name="taxable_event_note_border_default">
            <text:p>1/3: 1.80000000 of 5.00000000 B2</text:p>
          </table:table-cell>
          <table:table-cell office:value-type="string" table:style-name="from_lot_border_default">
            <text:p>2017-02-01 11:18:00+00:00</text:p>
          </table:table-cell>
          <table:table-cell office:value="0.9" office:value-type="float" table:style-name="from_lot_border_percent"/>
          <table:table-cell office:value="21600.0" office:value-type="float" table:style-name="from_lot_border_usd"/>
          <table:table-cell office:value="0.0" office:value-type="float" table:style-name="from_lot_border_usd"/>
          <table:table-cell office:value="21600.0" office:value-type="float" table:style-name="highlighted_border_usd"/>
          <table:table-cell office:value="12000.0" office:value-type="float" table:style-name="from_lot_border_usd"/>
          <table:table-cell office:value-type="string" table:style-name="from_lot_note_border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6" office:value-type="float" table:style-name="taxable_event_alt_percent"/>
          <table:table-cell office:value="4260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2/3: 3.00000000 of 5.00000000 B2</text:p>
          </table:table-cell>
          <table:table-cell office:value-type="string" table:style-name="from_lot_alt_default">
            <text:p>2018-03-01 09:45:00+00:00</text:p>
          </table:table-cell>
          <table:table-cell office:value="1.0" office:value-type="float" table:style-name="from_lot_alt_percent"/>
          <table:table-cell office:value="39000.0" office:value-type="float" table:style-name="from_lot_alt_usd"/>
          <table:table-cell office:value="0.0" office:value-type="float" table:style-name="from_lot_alt_usd"/>
          <table:table-cell office:value="39000.0" office:value-type="float" table:style-name="highlighted_usd"/>
          <table:table-cell office:value="13000.0" office:value-type="float" table:style-name="from_lot_alt_usd"/>
          <table:table-cell office:value-type="string" table:style-name="from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04" office:value-type="float" table:style-name="taxable_event_alt_percent"/>
          <table:table-cell office:value="284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3/3: 0.20000000 of 5.00000000 B2</text:p>
          </table:table-cell>
          <table:table-cell office:value-type="string" table:style-name="from_lot_default">
            <text:p>2019-04-01 09:45:00+00:00</text:p>
          </table:table-cell>
          <table:table-cell office:value="0.05" office:value-type="float" table:style-name="from_lot_percent"/>
          <table:table-cell office:value="2820.0" office:value-type="float" table:style-name="from_lot_usd"/>
          <table:table-cell office:value="20.0" office:value-type="float" table:style-name="from_lot_usd"/>
          <table:table-cell office:value="2820.0" office:value-type="float" table:style-name="highlighted_usd"/>
          <table:table-cell office:value="14000.0" office:value-type="float" table:style-name="from_lot_usd"/>
          <table:table-cell office:value-type="string" table:style-name="from_lot_note_default">
            <text:p>1/3: 0.20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54197.0" office:value-type="float" table:style-name="highlighted_usd"/>
          <table:table-cell office:value="14300.0" office:value-type="float" table:style-name="taxable_event_usd"/>
          <table:table-cell office:value-type="string" table:style-name="taxable_event_note_default">
            <text:p>1/1: 3.79000000 of 3.79000000 B2</text:p>
          </table:table-cell>
          <table:table-cell office:value-type="string" table:style-name="from_lot_default">
            <text:p>2019-04-01 09:45:00+00:00</text:p>
          </table:table-cell>
          <table:table-cell office:value="0.9475" office:value-type="float" table:style-name="from_lot_percent"/>
          <table:table-cell office:value="53439.0" office:value-type="float" table:style-name="from_lot_usd"/>
          <table:table-cell office:value="379.0" office:value-type="float" table:style-name="from_lot_usd"/>
          <table:table-cell office:value="53439.0" office:value-type="float" table:style-name="highlighted_usd"/>
          <table:table-cell office:value="14000.0" office:value-type="float" table:style-name="from_lot_usd"/>
          <table:table-cell office:value-type="string" table:style-name="from_lot_note_default">
            <text:p>2/3: 3.79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61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21-06-11 05:31:00+00:00</text:p>
          </table:table-cell>
          <table:table-cell office:value-type="string" table:style-name="taxable_event_alt_border_default">
            <text:p>OUT / SELL</text:p>
          </table:table-cell>
          <table:table-cell office:value="0.004975124378109453" office:value-type="float" table:style-name="taxable_event_alt_border_percent"/>
          <table:table-cell office:value="202.0" office:value-type="float" table:style-name="highlighted_border_usd"/>
          <table:table-cell office:value="20200.0" office:value-type="float" table:style-name="taxable_event_alt_border_usd"/>
          <table:table-cell office:value-type="string" table:style-name="taxable_event_note_border_default">
            <text:p>1/2: 0.01000000 of 2.01000000 B2</text:p>
          </table:table-cell>
          <table:table-cell office:value-type="string" table:style-name="from_lot_border_default">
            <text:p>2019-04-01 09:45:00+00:00</text:p>
          </table:table-cell>
          <table:table-cell office:value="0.0025" office:value-type="float" table:style-name="from_lot_border_percent"/>
          <table:table-cell office:value="141.0" office:value-type="float" table:style-name="from_lot_border_usd"/>
          <table:table-cell office:value="1.0" office:value-type="float" table:style-name="from_lot_border_usd"/>
          <table:table-cell office:value="141.0" office:value-type="float" table:style-name="highlighted_border_usd"/>
          <table:table-cell office:value="14000.0" office:value-type="float" table:style-name="from_lot_border_usd"/>
          <table:table-cell office:value-type="string" table:style-name="from_lot_note_border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6-11 05:31:00+00:00</text:p>
          </table:table-cell>
          <table:table-cell office:value-type="string" table:style-name="taxable_event_alt_default">
            <text:p>OUT / SELL</text:p>
          </table:table-cell>
          <table:table-cell office:value="0.9950248756218906" office:value-type="float" table:style-name="taxable_event_alt_percent"/>
          <table:table-cell office:value="40400.0" office:value-type="float" table:style-name="highlighted_usd"/>
          <table:table-cell office:value="20200.0" office:value-type="float" table:style-name="taxable_event_alt_usd"/>
          <table:table-cell office:value-type="string" table:style-name="taxable_event_note_default">
            <text:p>2/2: 2.00000000 of 2.01000000 B2</text:p>
          </table:table-cell>
          <table:table-cell office:value-type="string" table:style-name="from_lot_alt_default">
            <text:p>2020-05-01 14:03:00+00:00</text:p>
          </table:table-cell>
          <table:table-cell office:value="0.4" office:value-type="float" table:style-name="from_lot_alt_percent"/>
          <table:table-cell office:value="30200.0" office:value-type="float" table:style-name="from_lot_alt_usd"/>
          <table:table-cell office:value="200.0" office:value-type="float" table:style-name="from_lot_alt_usd"/>
          <table:table-cell office:value="30200.0" office:value-type="float" table:style-name="highlighted_usd"/>
          <table:table-cell office:value="15000.0" office:value-type="float" table:style-name="from_lot_alt_usd"/>
          <table:table-cell office:value-type="string" table:style-name="from_lot_note_default">
            <text:p>1/1: 2.00000000 of 5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from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WAGES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usd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44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usd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usd"/>
          <table:table-cell office:value="222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IN / WAGES</text:p>
          </table:table-cell>
          <table:table-cell office:value="1.0" office:value-type="float" table:style-name="taxable_event_percent"/>
          <table:table-cell office:value="39000.0" office:value-type="float" table:style-name="highlighted_usd"/>
          <table:table-cell office:value="13000.0" office:value-type="float" table:style-name="taxable_event_usd"/>
          <table:table-cell office:value-type="string" table:style-name="taxable_event_note_default">
            <text:p>1/1: 3.00000000 of 3.00000000 B3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20-05-21 12:58:10+00:00</text:p>
          </table:table-cell>
          <table:table-cell office:value-type="string" table:style-name="taxable_event_alt_border_default">
            <text:p>INTRA / MOVE</text:p>
          </table:table-cell>
          <table:table-cell office:value="1.0" office:value-type="float" table:style-name="taxable_event_alt_border_percent"/>
          <table:table-cell office:value="288.0" office:value-type="float" table:style-name="highlighted_border_usd"/>
          <table:table-cell office:value="14400.0" office:value-type="float" table:style-name="taxable_event_alt_border_usd"/>
          <table:table-cell office:value-type="string" table:style-name="taxable_event_note_border_default">
            <text:p>1/1: 0.02000000 of 0.02000000 B3</text:p>
          </table:table-cell>
          <table:table-cell office:value-type="string" table:style-name="from_lot_border_default">
            <text:p>2016-01-01 08:41:00+00:00</text:p>
          </table:table-cell>
          <table:table-cell office:value="0.02" office:value-type="float" table:style-name="from_lot_border_percent"/>
          <table:table-cell office:value="222.0" office:value-type="float" table:style-name="from_lot_border_usd"/>
          <table:table-cell office:value="2.0" office:value-type="float" table:style-name="from_lot_border_usd"/>
          <table:table-cell office:value="222.0" office:value-type="float" table:style-name="highlighted_border_usd"/>
          <table:table-cell office:value="11000.0" office:value-type="float" table:style-name="from_lot_border_usd"/>
          <table:table-cell office:value-type="string" table:style-name="from_lot_note_border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INTRA / MOVE</text:p>
          </table:table-cell>
          <table:table-cell office:value="1.0" office:value-type="float" table:style-name="taxable_event_border_percent"/>
          <table:table-cell office:value="856.0" office:value-type="float" table:style-name="highlighted_border_usd"/>
          <table:table-cell office:value="21400.0" office:value-type="float" table:style-name="taxable_event_border_usd"/>
          <table:table-cell office:value-type="string" table:style-name="taxable_event_note_border_default">
            <text:p>1/1: 0.04000000 of 0.04000000 B3</text:p>
          </table:table-cell>
          <table:table-cell office:value-type="string" table:style-name="from_lot_border_default">
            <text:p>2016-01-01 08:41:00+00:00</text:p>
          </table:table-cell>
          <table:table-cell office:value="0.04" office:value-type="float" table:style-name="from_lot_border_percent"/>
          <table:table-cell office:value="444.0" office:value-type="float" table:style-name="from_lot_border_usd"/>
          <table:table-cell office:value="4.0" office:value-type="float" table:style-name="from_lot_border_usd"/>
          <table:table-cell office:value="444.0" office:value-type="float" table:style-name="highlighted_border_usd"/>
          <table:table-cell office:value="11000.0" office:value-type="float" table:style-name="from_lot_border_usd"/>
          <table:table-cell office:value-type="string" table:style-name="from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from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usd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usd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5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60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usd"/>
          <table:table-cell office:value="302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usd"/>
          <table:table-cell office:value="2961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usd"/>
          <table:table-cell office:value="6048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IN / HARDFORK</text:p>
          </table:table-cell>
          <table:table-cell office:value="1.0" office:value-type="float" table:style-name="taxable_event_percent"/>
          <table:table-cell office:value="39000.0" office:value-type="float" table:style-name="highlighted_usd"/>
          <table:table-cell office:value="13000.0" office:value-type="float" table:style-name="taxable_event_usd"/>
          <table:table-cell office:value-type="string" table:style-name="taxable_event_note_default">
            <text:p>1/1: 3.00000000 of 3.00000000 B4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19-04-11 07:10:00+00:00</text:p>
          </table:table-cell>
          <table:table-cell office:value-type="string" table:style-name="taxable_event_alt_border_default">
            <text:p>OUT / GIFT</text:p>
          </table:table-cell>
          <table:table-cell office:value="0.358" office:value-type="float" table:style-name="taxable_event_alt_border_percent"/>
          <table:table-cell office:value="25418.0" office:value-type="float" table:style-name="highlighted_border_usd"/>
          <table:table-cell office:value="14200.0" office:value-type="float" table:style-name="taxable_event_alt_border_usd"/>
          <table:table-cell office:value-type="string" table:style-name="taxable_event_note_border_default">
            <text:p>1/3: 1.79000000 of 5.00000000 B4</text:p>
          </table:table-cell>
          <table:table-cell office:value-type="string" table:style-name="from_lot_border_default">
            <text:p>2017-02-01 11:18:00+00:00</text:p>
          </table:table-cell>
          <table:table-cell office:value="0.895" office:value-type="float" table:style-name="from_lot_border_percent"/>
          <table:table-cell office:value="21480.0" office:value-type="float" table:style-name="from_lot_border_usd"/>
          <table:table-cell office:value="0.0" office:value-type="float" table:style-name="from_lot_border_usd"/>
          <table:table-cell office:value="21480.0" office:value-type="float" table:style-name="highlighted_border_usd"/>
          <table:table-cell office:value="12000.0" office:value-type="float" table:style-name="from_lot_border_usd"/>
          <table:table-cell office:value-type="string" table:style-name="from_lot_note_border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6" office:value-type="float" table:style-name="taxable_event_alt_percent"/>
          <table:table-cell office:value="4260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2/3: 3.00000000 of 5.00000000 B4</text:p>
          </table:table-cell>
          <table:table-cell office:value-type="string" table:style-name="from_lot_alt_default">
            <text:p>2018-03-01 09:45:00+00:00</text:p>
          </table:table-cell>
          <table:table-cell office:value="1.0" office:value-type="float" table:style-name="from_lot_alt_percent"/>
          <table:table-cell office:value="39000.0" office:value-type="float" table:style-name="from_lot_alt_usd"/>
          <table:table-cell office:value="0.0" office:value-type="float" table:style-name="from_lot_alt_usd"/>
          <table:table-cell office:value="39000.0" office:value-type="float" table:style-name="highlighted_usd"/>
          <table:table-cell office:value="13000.0" office:value-type="float" table:style-name="from_lot_alt_usd"/>
          <table:table-cell office:value-type="string" table:style-name="from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042" office:value-type="float" table:style-name="taxable_event_alt_percent"/>
          <table:table-cell office:value="2982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3/3: 0.21000000 of 5.00000000 B4</text:p>
          </table:table-cell>
          <table:table-cell office:value-type="string" table:style-name="from_lot_default">
            <text:p>2019-04-01 09:45:00+00:00</text:p>
          </table:table-cell>
          <table:table-cell office:value="0.0525" office:value-type="float" table:style-name="from_lot_percent"/>
          <table:table-cell office:value="2961.0" office:value-type="float" table:style-name="from_lot_usd"/>
          <table:table-cell office:value="21.0" office:value-type="float" table:style-name="from_lot_usd"/>
          <table:table-cell office:value="2961.0" office:value-type="float" table:style-name="highlighted_usd"/>
          <table:table-cell office:value="14000.0" office:value-type="float" table:style-name="from_lot_usd"/>
          <table:table-cell office:value-type="string" table:style-name="from_lot_note_default">
            <text:p>1/2: 0.21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54197.0" office:value-type="float" table:style-name="highlighted_usd"/>
          <table:table-cell office:value="14300.0" office:value-type="float" table:style-name="taxable_event_usd"/>
          <table:table-cell office:value-type="string" table:style-name="taxable_event_note_default">
            <text:p>1/1: 3.79000000 of 3.79000000 B4</text:p>
          </table:table-cell>
          <table:table-cell office:value-type="string" table:style-name="from_lot_default">
            <text:p>2019-04-01 09:45:00+00:00</text:p>
          </table:table-cell>
          <table:table-cell office:value="0.9475" office:value-type="float" table:style-name="from_lot_percent"/>
          <table:table-cell office:value="53439.0" office:value-type="float" table:style-name="from_lot_usd"/>
          <table:table-cell office:value="379.0" office:value-type="float" table:style-name="from_lot_usd"/>
          <table:table-cell office:value="53439.0" office:value-type="float" table:style-name="highlighted_usd"/>
          <table:table-cell office:value="14000.0" office:value-type="float" table:style-name="from_lot_usd"/>
          <table:table-cell office:value-type="string" table:style-name="from_lot_note_default">
            <text:p>2/2: 3.79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20-05-21 12:58:10+00:00</text:p>
          </table:table-cell>
          <table:table-cell office:value-type="string" table:style-name="taxable_event_alt_border_default">
            <text:p>INTRA / MOVE</text:p>
          </table:table-cell>
          <table:table-cell office:value="1.0" office:value-type="float" table:style-name="taxable_event_alt_border_percent"/>
          <table:table-cell office:value="288.0" office:value-type="float" table:style-name="highlighted_border_usd"/>
          <table:table-cell office:value="14400.0" office:value-type="float" table:style-name="taxable_event_alt_border_usd"/>
          <table:table-cell office:value-type="string" table:style-name="taxable_event_note_border_default">
            <text:p>1/1: 0.02000000 of 0.02000000 B4</text:p>
          </table:table-cell>
          <table:table-cell office:value-type="string" table:style-name="from_lot_alt_border_default">
            <text:p>2020-05-01 14:03:00+00:00</text:p>
          </table:table-cell>
          <table:table-cell office:value="0.004" office:value-type="float" table:style-name="from_lot_alt_border_percent"/>
          <table:table-cell office:value="302.0" office:value-type="float" table:style-name="from_lot_alt_border_usd"/>
          <table:table-cell office:value="2.0" office:value-type="float" table:style-name="from_lot_alt_border_usd"/>
          <table:table-cell office:value="302.0" office:value-type="float" table:style-name="highlighted_border_usd"/>
          <table:table-cell office:value="15000.0" office:value-type="float" table:style-name="from_lot_alt_border_usd"/>
          <table:table-cell office:value-type="string" table:style-name="from_lot_note_border_default">
            <text:p>1/3: 0.02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1.0" office:value-type="float" table:style-name="taxable_event_border_percent"/>
          <table:table-cell office:value="40602.0" office:value-type="float" table:style-name="highlighted_border_usd"/>
          <table:table-cell office:value="20200.0" office:value-type="float" table:style-name="taxable_event_border_usd"/>
          <table:table-cell office:value-type="string" table:style-name="taxable_event_note_border_default">
            <text:p>1/1: 2.01000000 of 2.01000000 B4</text:p>
          </table:table-cell>
          <table:table-cell office:value-type="string" table:style-name="from_lot_alt_border_default">
            <text:p>2020-05-01 14:03:00+00:00</text:p>
          </table:table-cell>
          <table:table-cell office:value="0.402" office:value-type="float" table:style-name="from_lot_alt_border_percent"/>
          <table:table-cell office:value="30351.0" office:value-type="float" table:style-name="from_lot_alt_border_usd"/>
          <table:table-cell office:value="201.0" office:value-type="float" table:style-name="from_lot_alt_border_usd"/>
          <table:table-cell office:value="30351.0" office:value-type="float" table:style-name="highlighted_border_usd"/>
          <table:table-cell office:value="15000.0" office:value-type="float" table:style-name="from_lot_alt_border_usd"/>
          <table:table-cell office:value-type="string" table:style-name="from_lot_note_border_default">
            <text:p>2/3: 2.01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7-21 10:02:02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856.0" office:value-type="float" table:style-name="highlighted_usd"/>
          <table:table-cell office:value="21400.0" office:value-type="float" table:style-name="taxable_event_alt_usd"/>
          <table:table-cell office:value-type="string" table:style-name="taxable_event_note_default">
            <text:p>1/1: 0.04000000 of 0.04000000 B4</text:p>
          </table:table-cell>
          <table:table-cell office:value-type="string" table:style-name="from_lot_alt_default">
            <text:p>2020-05-01 14:03:00+00:00</text:p>
          </table:table-cell>
          <table:table-cell office:value="0.008" office:value-type="float" table:style-name="from_lot_alt_percent"/>
          <table:table-cell office:value="604.0" office:value-type="float" table:style-name="from_lot_alt_usd"/>
          <table:table-cell office:value="4.0" office:value-type="float" table:style-name="from_lot_alt_usd"/>
          <table:table-cell office:value="604.0" office:value-type="float" table:style-name="highlighted_usd"/>
          <table:table-cell office:value="15000.0" office:value-type="float" table:style-name="from_lot_alt_usd"/>
          <table:table-cell office:value-type="string" table:style-name="from_lot_note_default">
            <text:p>3/3: 0.04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6T15:44:53.497673</dc:date>
    <meta:editing-duration>P1DT8H44M51S</meta:editing-duration>
    <meta:editing-cycles>93</meta:editing-cycles>
    <meta:generator>http://pypi.python.org/pypi/ezodf/0.1.0$Python3.8.10 (default, Sep 28 2021, 16:10:42) 
[GCC 9.3.0]</meta:generator>
    <meta:document-statistic meta:table-count="13" meta:cell-count="508" meta:object-count="0"/>
  </office:meta>
</office:document-meta>
</file>